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ton" svg:font-family="Anto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nton" fo:font-size="42pt" style:font-size-asian="42pt" style:font-size-complex="42pt"/>
    </style:style>
    <style:style style:name="P2" style:family="paragraph" style:parent-style-name="Standard">
      <style:text-properties style:font-name="Anton" fo:font-size="42pt" officeooo:paragraph-rsid="0015defd" style:font-size-asian="42pt" style:font-size-complex="42pt"/>
    </style:style>
    <style:style style:name="P3" style:family="paragraph" style:parent-style-name="Standard">
      <style:text-properties style:font-name="Anton" fo:font-size="42pt" style:font-size-asian="42pt" style:font-size-complex="42pt"/>
    </style:style>
    <style:style style:name="P4" style:family="paragraph" style:parent-style-name="Standard">
      <style:text-properties style:font-name="Anton" fo:font-size="42pt" officeooo:paragraph-rsid="001a1d1b" style:font-size-asian="42pt" style:font-size-complex="42pt"/>
    </style:style>
    <style:style style:name="T1" style:family="text">
      <style:text-properties officeooo:rsid="0015defd"/>
    </style:style>
    <style:style style:name="T2" style:family="text">
      <style:text-properties officeooo:rsid="001a1d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Favorite movie</text:p>
      <text:p text:style-name="P1"/>
      <text:p text:style-name="P1">• Movie you hated</text:p>
      <text:p text:style-name="P1"/>
      <text:p text:style-name="P1">• What gives you energy?</text:p>
      <text:p text:style-name="P1"/>
      <text:p text:style-name="P1">• Best part of the week so far</text:p>
      <text:p text:style-name="P1"/>
      <text:p text:style-name="P1">• Something you're proud of</text:p>
      <text:p text:style-name="P1"/>
      <text:p text:style-name="P1">• Shout out to …</text:p>
      <text:p text:style-name="P2"><text:soft-page-break/>• <text:span text:style-name="T1">Gratitude</text:span> to ...</text:p>
      <text:p text:style-name="P1"/>
      <text:p text:style-name="P1">• <text:span text:style-name="T2">Shade</text:span> to …</text:p>
      <text:p text:style-name="P4"/>
      <text:p text:style-name="P4">• Green flag …</text:p>
      <text:p text:style-name="P4"/>
      <text:p text:style-name="P4">• <text:span text:style-name="T2">Red</text:span> flag 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ton" svg:font-family="Anto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09:28:32.742993683</meta:creation-date>
    <dc:date>2025-10-15T18:45:31.315561979</dc:date>
    <meta:editing-duration>P3DT43M47S</meta:editing-duration>
    <meta:editing-cycles>3</meta:editing-cycles>
    <meta:generator>LibreOffice/24.2.1.2$MacOSX_X86_64 LibreOffice_project/db4def46b0453cc22e2d0305797cf981b68ef5ac</meta:generator>
    <meta:print-date>2025-10-05T09:30:34.312710870</meta:print-date>
    <meta:document-statistic meta:table-count="0" meta:image-count="0" meta:object-count="0" meta:page-count="2" meta:paragraph-count="10" meta:word-count="46" meta:character-count="186" meta:non-whitespace-character-count="150"/>
  </office:meta>
</office:document-meta>
</file>